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aleway" svg:font-family="Raleway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8a8" officeooo:paragraph-rsid="001f18a8"/>
    </style:style>
    <style:style style:name="P2" style:family="paragraph" style:parent-style-name="Standard">
      <style:paragraph-properties fo:text-align="start" style:justify-single-word="false"/>
      <style:text-properties officeooo:rsid="001f18a8" officeooo:paragraph-rsid="001f18a8"/>
    </style:style>
    <style:style style:name="P3" style:family="paragraph" style:parent-style-name="Standard">
      <style:paragraph-properties fo:text-align="start" style:justify-single-word="false"/>
      <style:text-properties officeooo:paragraph-rsid="001f18a8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T1" style:family="text">
      <style:text-properties officeooo:rsid="001f18a8"/>
    </style:style>
    <style:style style:name="T2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loext:padding="0cm" loext:border="none"/>
    </style:style>
    <style:style style:name="T4" style:family="text">
      <style:text-properties style:font-name="Liberation Serif" officeooo:rsid="0020b0dd"/>
    </style:style>
    <style:style style:name="T5" style:family="text">
      <style:text-properties style:font-name="Liberation Serif" fo:font-size="11pt" officeooo:rsid="0020b0dd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officeooo:rsid="0020b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1"/>
      <text:p text:style-name="P2">1-<text:span text:style-name="T6">Era uma relação de desconfiança e competição.</text:span></text:p>
      <text:p text:style-name="P2"><text:span text:style-name="T6"/></text:p>
      <text:p text:style-name="P3"><text:span text:style-name="T1">2-</text:span><text:span text:style-name="T2">A Guerra Fria foi iniciada logo após a </text:span><text:a xlink:type="simple" xlink:href="https://brasilescola.uol.com.br/historiag/segunda-guerra-mundial.htm" text:style-name="Internet_20_link" text:visited-style-name="Visited_20_Internet_20_Link"><text:span text:style-name="T3">Segunda Guerra Mundial</text:span></text:a><text:span text:style-name="T2">, conflito que aconteceu entre 1939 e 1945. Ao final desse conflito, EUA e URSS saíram como as </text:span><text:span text:style-name="Strong_20_Emphasis"><text:span text:style-name="T3">duas</text:span></text:span><text:span text:style-name="T2"> </text:span><text:span text:style-name="Strong_20_Emphasis"><text:span text:style-name="T3">grandes</text:span></text:span><text:span text:style-name="T2"> </text:span><text:span text:style-name="Strong_20_Emphasis"><text:span text:style-name="T3">potências</text:span></text:span><text:span text:style-name="T2"> mundiais e essa situação contribuiu para o surgimento de um cenário de polarização. O início da rivalidade entre americanos e soviéticos no pós-guerra é debatido pelos historiadores.</text:span></text:p>
      <text:p text:style-name="P4"><text:span text:style-name="T2">Considera-se que a Guerra Fria iniciou-se por meio de um discurso realizado por </text:span><text:span text:style-name="Strong_20_Emphasis"><text:span text:style-name="T3">Harry</text:span></text:span><text:span text:style-name="T2"> </text:span><text:span text:style-name="Strong_20_Emphasis"><text:span text:style-name="T3">Truman</text:span></text:span><text:span text:style-name="T2">, no Congresso americano, em 1947. Nesse discurso, o presidente americano solicitava verba para combater o avanço do comunismo na Europa e alegava que era papel do governo americano combater o avanço da influência soviética.</text:span></text:p>
      <text:p text:style-name="P2"/>
      <text:p text:style-name="P2">3-<text:span text:style-name="T5">Que o imperialismo inglês gerou conflitos na china, fazendo assim eclodir a revolução comunista, devido a venda de opio(um narcótico) que estava prejudicando problemas na população chinesa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aleway" svg:font-family="Raleway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0:11:05.916188133</meta:creation-date>
    <dc:date>2020-10-07T10:28:04.236097446</dc:date>
    <meta:editing-duration>PT6M48S</meta:editing-duration>
    <meta:editing-cycles>1</meta:editing-cycles>
    <meta:document-statistic meta:table-count="0" meta:image-count="0" meta:object-count="0" meta:page-count="1" meta:paragraph-count="5" meta:word-count="144" meta:character-count="938" meta:non-whitespace-character-count="799"/>
    <meta:generator>LibreOffice/6.4.6.2$Linux_X86_64 LibreOffice_project/40$Build-2</meta:generator>
  </office:meta>
</office:document-meta>
</file>